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7cc48"/>
    </style:style>
    <style:style style:name="T1" style:family="text">
      <style:text-properties officeooo:rsid="0007cc4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 </text:span></text:span><text:span text:style-name="Strong_20_Emphasis">ioctl() allows</text:span><text:line-break/>-&gt; Used for device-specific operations not possible with only read()/write()<text:line-break/>-&gt; Example: reset device, custom commands</text:p>
      <text:p text:style-name="P1"><text:span text:style-name="Strong_20_Emphasis"><text:span text:style-name="T1">2. </text:span></text:span><text:span text:style-name="Strong_20_Emphasis">Need of copy_to_user()/copy_from_user()</text:span><text:line-break/>-&gt; Kernel and user have separate memory spaces<text:line-break/>-&gt; Direct access not possible, these functions safely transfer data <text:span text:style-name="T1">between kernel space and user space</text:span></text:p>
      <text:p text:style-name="P1"><text:span text:style-name="Strong_20_Emphasis"><text:span text:style-name="T1">3. </text:span></text:span><text:span text:style-name="Strong_20_Emphasis">_IO vs _IOR</text:span><text:line-break/>-&gt; <text:span text:style-name="Source_20_Text">_IO</text:span> means no data transfer, only command<text:line-break/>-&gt; <text:span text:style-name="Source_20_Text">_IOR</text:span> means data is copied from kernel to user (read)</text:p>
      <text:p text:style-name="P1"><text:span text:style-name="Strong_20_Emphasis"><text:span text:style-name="T1">4. </text:span></text:span><text:span text:style-name="Strong_20_Emphasis">If user passes invalid cmd</text:span><text:line-break/>-&gt; ioctl() returns <text:span text:style-name="Source_20_Text">-ENOTTY</text:span> (Invalid command)<text:line-break/>-&gt; Device driver does not execute unknown operation</text:p>
      <text:p text:style-name="P1"><text:span text:style-name="Strong_20_Emphasis"><text:span text:style-name="T1">5. </text:span></text:span><text:span text:style-name="Strong_20_Emphasis">Thread-safety in ioctl()</text:span><text:line-break/>-&gt; Multiple processes may call ioctl() at same time<text:line-break/>-&gt; Need locks (mutex/spinlock) to protect shared data structures<text:line-break/>-&gt; Prevents race conditions and inconsistent stat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42:55.013573147</meta:creation-date>
    <dc:date>2025-08-22T18:45:55.135767414</dc:date>
    <meta:editing-duration>PT3M</meta:editing-duration>
    <meta:editing-cycles>1</meta:editing-cycles>
    <meta:document-statistic meta:table-count="0" meta:image-count="0" meta:object-count="0" meta:page-count="1" meta:paragraph-count="5" meta:word-count="119" meta:character-count="764" meta:non-whitespace-character-count="650"/>
    <meta:generator>LibreOffice/7.3.7.2$Linux_X86_64 LibreOffice_project/30$Build-2</meta:generator>
  </office:meta>
</office:document-meta>
</file>